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43A5E000074240000521A0C9BFDFAE533A071.svg" manifest:media-type="image/svg+xml"/>
  <manifest:file-entry manifest:full-path="Pictures/100002010000034900000252078476D760CB8FE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gr1" style:family="graphic">
      <style:graphic-properties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acroform0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3.811cm" svg:height="0.292cm" svg:x="9.465cm" svg:y="16.168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2010000034900000252078476D760CB8FEC.png" xlink:type="simple" xlink:show="embed" xlink:actuate="onLoad"/>
    <draw:fill-image draw:name="convention3" xlink:href="Pictures/10043A5E000074240000521A0C9BFDFAE533A071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draw:fill="bitmap" draw:fill-image-name="convention3" style:repeat="stretch" draw:fill-image-ref-point="top-left" style:footnote-max-height="0cm">
        <style:background-image xlink:href="Pictures/10043A5E000074240000521A0C9BFDFAE533A071.sv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8-12-03T15:13:12.819075797</dc:date>
    <meta:editing-duration>PT1H10M12S</meta:editing-duration>
    <meta:editing-cycles>5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